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58379"/>
    </style:style>
    <style:style style:name="P2" style:family="paragraph" style:parent-style-name="No_20_Spacing">
      <style:text-properties fo:font-size="16pt" style:font-size-asian="16pt" style:font-size-complex="16pt"/>
    </style:style>
    <style:style style:name="P3" style:family="paragraph" style:parent-style-name="Text_20_body">
      <loext:graphic-properties draw:fill="solid" draw:fill-color="#000000" draw:opacity="30%"/>
      <style:paragraph-properties fo:margin-left="0cm" fo:margin-right="0cm" fo:margin-top="0cm" fo:margin-bottom="0cm" style:contextual-spacing="false" fo:line-height="100%" fo:orphans="2" fo:widows="2" fo:text-indent="0cm" style:auto-text-indent="false" fo:background-color="#000000" fo:padding="0cm" fo:border="none"/>
      <style:text-properties fo:font-variant="normal" fo:text-transform="none" fo:color="#000000" loext:opacity="100%" style:font-name="Calibri1" fo:font-size="11pt" fo:letter-spacing="normal" fo:font-style="normal" fo:font-weight="normal" officeooo:paragraph-rsid="0003e3b5" fo:background-color="#ffffff" style:font-size-asian="11pt" style:font-weight-asian="normal" style:font-size-complex="11pt" style:font-weight-complex="normal"/>
    </style:style>
    <style:style style:name="P4" style:family="paragraph" style:parent-style-name="Text_20_body">
      <loext:graphic-properties draw:fill="solid" draw:fill-color="#000000" draw:opacity="30%"/>
      <style:paragraph-properties fo:margin-left="0cm" fo:margin-right="0cm" fo:margin-top="0cm" fo:margin-bottom="0cm" style:contextual-spacing="false" fo:line-height="100%" fo:orphans="2" fo:widows="2" fo:text-indent="0cm" style:auto-text-indent="false" fo:background-color="#000000" fo:padding="0cm" fo:border="none"/>
      <style:text-properties officeooo:paragraph-rsid="0003e3b5"/>
    </style:style>
    <style:style style:name="P5" style:family="paragraph" style:parent-style-name="No_20_Spacing">
      <style:text-properties fo:font-weight="normal" officeooo:paragraph-rsid="0003e3b5" fo:background-color="#ffffff" style:font-weight-asian="normal" style:font-weight-complex="normal"/>
    </style:style>
    <style:style style:name="P6" style:family="paragraph" style:parent-style-name="No_20_Spacing">
      <style:text-properties fo:language="en" fo:country="US"/>
    </style:style>
    <style:style style:name="P7" style:family="paragraph" style:parent-style-name="No_20_Spacing">
      <style:text-properties fo:language="en" fo:country="US" officeooo:rsid="000a9db9" officeooo:paragraph-rsid="000a9db9"/>
    </style:style>
    <style:style style:name="P8" style:family="paragraph" style:parent-style-name="No_20_Spacing">
      <style:text-properties officeooo:paragraph-rsid="00029006"/>
    </style:style>
    <style:style style:name="P9" style:family="paragraph" style:parent-style-name="No_20_Spacing">
      <style:text-properties style:text-underline-style="solid" style:text-underline-width="auto" style:text-underline-color="font-color" fo:font-weight="bold" officeooo:rsid="0000c3da" officeooo:paragraph-rsid="00058379" style:font-weight-asian="bold" style:font-weight-complex="bold"/>
    </style:style>
    <style:style style:name="P10" style:family="paragraph" style:parent-style-name="Text_20_body">
      <style:text-properties style:text-underline-style="none" fo:font-weight="normal" officeooo:rsid="0000c3da" officeooo:paragraph-rsid="00058379" style:font-weight-asian="normal" style:font-weight-complex="normal"/>
    </style:style>
    <style:style style:name="P11" style:family="paragraph" style:parent-style-name="Text_20_body">
      <style:paragraph-properties fo:line-height="100%"/>
      <style:text-properties style:text-underline-style="none" fo:font-weight="normal" officeooo:rsid="0000c3da" officeooo:paragraph-rsid="00058379" style:font-weight-asian="normal" style:font-weight-complex="normal"/>
    </style:style>
    <style:style style:name="P12" style:family="paragraph" style:parent-style-name="Text_20_body" style:list-style-name="L1">
      <style:paragraph-properties fo:line-height="100%"/>
      <style:text-properties style:text-underline-style="none" fo:font-weight="normal" officeooo:rsid="0000c3da" officeooo:paragraph-rsid="00058379" style:font-weight-asian="normal" style:font-weight-complex="normal"/>
    </style:style>
    <style:style style:name="P13" style:family="paragraph" style:parent-style-name="No_20_Spacing">
      <style:text-properties style:text-underline-style="none" fo:font-weight="normal" officeooo:rsid="0000c3da" officeooo:paragraph-rsid="00058379" style:font-weight-asian="normal" style:font-weight-complex="normal"/>
    </style:style>
    <style:style style:name="P14" style:family="paragraph" style:parent-style-name="Text_20_body">
      <style:text-properties fo:font-variant="normal" fo:text-transform="none" fo:color="#000000" loext:opacity="100%" style:font-name="Calibri1" fo:font-size="11pt" fo:letter-spacing="normal" fo:font-style="normal" style:text-underline-style="none" fo:font-weight="normal" officeooo:rsid="0000c3da" officeooo:paragraph-rsid="00058379" style:font-size-asian="11pt" style:font-weight-asian="normal" style:font-size-complex="11pt" style:font-weight-complex="normal"/>
    </style:style>
    <style:style style:name="P15" style:family="paragraph" style:parent-style-name="Text_20_body">
      <style:paragraph-properties fo:line-height="100%"/>
      <style:text-properties fo:color="#000000" loext:opacity="100%" style:font-name="Calibri1" fo:font-size="11pt" officeooo:rsid="0000c3da" officeooo:paragraph-rsid="00058379" style:font-size-asian="11pt" style:font-size-complex="11pt"/>
    </style:style>
    <style:style style:name="P16" style:family="paragraph" style:parent-style-name="Text_20_body" style:list-style-name="L2">
      <style:paragraph-properties fo:line-height="100%"/>
      <style:text-properties fo:color="#000000" loext:opacity="100%" style:font-name="Calibri1" fo:font-size="11pt" officeooo:rsid="0000c3da" officeooo:paragraph-rsid="00058379" style:font-size-asian="11pt" style:font-size-complex="11pt"/>
    </style:style>
    <style:style style:name="P17" style:family="paragraph" style:parent-style-name="No_20_Spacing">
      <style:text-properties fo:font-variant="normal" fo:text-transform="none" fo:color="#555555" loext:opacity="100%" style:font-name="Calibri1" fo:font-size="14.25pt" fo:letter-spacing="normal" fo:font-style="normal" style:text-underline-style="none" fo:font-weight="normal" officeooo:rsid="0000c3da" officeooo:paragraph-rsid="00058379" style:font-weight-asian="normal" style:font-weight-complex="normal"/>
    </style:style>
    <style:style style:name="P18" style:family="paragraph">
      <loext:graphic-properties draw:fill="solid" draw:fill-color="#ffffff"/>
      <style:paragraph-properties fo:text-align="start"/>
      <style:text-properties fo:font-size="18pt"/>
    </style:style>
    <style:style style:name="P19" style:family="paragraph" style:parent-style-name="No_20_Spacing">
      <style:text-properties fo:font-variant="normal" fo:text-transform="none" fo:color="#555555" loext:opacity="100%" style:font-name="Calibri1" fo:font-size="14.25pt" fo:letter-spacing="normal" fo:font-style="normal" style:text-underline-style="none" fo:font-weight="normal" officeooo:rsid="0000c3da" officeooo:paragraph-rsid="0000c3da" style:font-weight-asian="normal" style:font-weight-complex="normal"/>
    </style:style>
    <style:style style:name="P20" style:family="paragraph" style:parent-style-name="No_20_Spacing">
      <style:text-properties style:text-underline-style="solid" style:text-underline-width="auto" style:text-underline-color="font-color" fo:font-weight="bold" officeooo:rsid="00058379" officeooo:paragraph-rsid="00058379" style:font-weight-asian="bold" style:font-weight-complex="bold"/>
    </style:style>
    <style:style style:name="P21" style:family="paragraph" style:parent-style-name="No_20_Spacing">
      <style:text-properties style:text-underline-style="solid" style:text-underline-width="auto" style:text-underline-color="font-color" fo:font-weight="bold" officeooo:rsid="0007cc10" officeooo:paragraph-rsid="0007cc10" style:font-weight-asian="bold" style:font-weight-complex="bold"/>
    </style:style>
    <style:style style:name="P22" style:family="paragraph" style:parent-style-name="No_20_Spacing">
      <style:text-properties officeooo:rsid="00058379" officeooo:paragraph-rsid="00058379"/>
    </style:style>
    <style:style style:name="P23" style:family="paragraph" style:parent-style-name="Text_20_body">
      <style:text-properties officeooo:rsid="00058379" officeooo:paragraph-rsid="00058379"/>
    </style:style>
    <style:style style:name="P24" style:family="paragraph" style:parent-style-name="Text_20_body">
      <style:paragraph-properties fo:line-height="100%"/>
      <style:text-properties officeooo:rsid="00058379"/>
    </style:style>
    <style:style style:name="P25" style:family="paragraph" style:parent-style-name="No_20_Spacing">
      <style:text-properties style:text-underline-style="solid" style:text-underline-width="auto" style:text-underline-color="font-color"/>
    </style:style>
    <style:style style:name="P26" style:family="paragraph" style:parent-style-name="No_20_Spacing">
      <style:text-properties fo:font-weight="bold" style:font-weight-asian="bold" style:font-weight-complex="bold"/>
    </style:style>
    <style:style style:name="P27" style:family="paragraph" style:parent-style-name="No_20_Spacing">
      <style:text-properties officeooo:paragraph-rsid="000c5632"/>
    </style:style>
    <style:style style:name="P28" style:family="paragraph" style:parent-style-name="No_20_Spacing">
      <style:text-properties fo:color="#000000" loext:opacity="100%" style:font-name="Calibri1" fo:font-size="11pt" fo:font-weight="bold" officeooo:paragraph-rsid="000c5632" style:font-size-asian="11pt" style:font-weight-asian="bold" style:font-size-complex="11pt" style:font-weight-complex="bold"/>
    </style:style>
    <style:style style:name="P29" style:family="paragraph" style:parent-style-name="Text_20_body">
      <style:text-properties fo:font-variant="normal" fo:text-transform="none" fo:color="#000000" loext:opacity="100%" style:font-name="Calibri1" fo:font-size="11pt" fo:letter-spacing="normal" fo:font-style="normal" fo:font-weight="normal" officeooo:paragraph-rsid="000c5632" style:font-size-asian="11pt" style:font-weight-asian="bold" style:font-size-complex="11pt" style:font-weight-complex="bold"/>
    </style:style>
    <style:style style:name="P30" style:family="paragraph" style:parent-style-name="Text_20_body" style:list-style-name="L3">
      <loext:graphic-properties draw:fill="none" draw:fill-color="#ffffff" draw:opacity="100%"/>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text-properties fo:font-variant="normal" fo:text-transform="none" fo:color="#000000" loext:opacity="100%" style:font-name="Calibri1" fo:font-size="11pt" fo:letter-spacing="normal" fo:font-style="normal" fo:font-weight="normal" officeooo:paragraph-rsid="000c5632" style:font-size-asian="11pt" style:font-weight-asian="bold" style:font-size-complex="11pt" style:font-weight-complex="bold"/>
    </style:style>
    <style:style style:name="P31" style:family="paragraph" style:parent-style-name="Text_20_body" style:list-style-name="L3">
      <loext:graphic-properties draw:fill="none" draw:fill-color="#ffffff" draw:opacity="100%"/>
      <style:paragraph-properties fo:margin-left="0cm" fo:margin-right="0cm" fo:margin-top="0cm" fo:margin-bottom="0cm" style:contextual-spacing="false" fo:line-height="100%" fo:text-align="start" style:justify-single-word="false" fo:orphans="2" fo:widows="2" fo:text-indent="0cm" style:auto-text-indent="false" fo:background-color="transparent" fo:padding="0cm" fo:border="none"/>
      <style:text-properties fo:font-variant="normal" fo:text-transform="none" fo:color="#000000" loext:opacity="100%" style:font-name="Calibri1" fo:font-size="11pt" fo:letter-spacing="normal" fo:font-style="normal" fo:font-weight="normal" officeooo:rsid="000cc668" officeooo:paragraph-rsid="000cc668" style:font-size-asian="11pt" style:font-weight-asian="bold" style:font-size-complex="11pt" style:font-weight-complex="bold"/>
    </style:style>
    <style:style style:name="P32" style:family="paragraph" style:parent-style-name="No_20_Spacing">
      <style:text-properties officeooo:rsid="000c5632" officeooo:paragraph-rsid="000c5632"/>
    </style:style>
    <style:style style:name="P33" style:family="paragraph" style:parent-style-name="No_20_Spacing">
      <style:text-properties fo:background-color="#ffffff" style:font-name-complex="Calibri2"/>
    </style:style>
    <style:style style:name="P34" style:family="paragraph" style:parent-style-name="No_20_Spacing">
      <style:text-properties style:text-underline-style="solid" style:text-underline-width="auto" style:text-underline-color="font-color" fo:font-weight="bold" officeooo:rsid="0008cc29" officeooo:paragraph-rsid="0008cc29" style:font-weight-asian="bold" style:font-weight-complex="bold"/>
    </style:style>
    <style:style style:name="P35" style:family="paragraph" style:parent-style-name="Text_20_body">
      <style:paragraph-properties fo:margin-left="0cm" fo:margin-right="0cm" fo:margin-top="0cm" fo:margin-bottom="0cm" style:contextual-spacing="false" fo:line-height="100%" fo:orphans="2" fo:widows="2" fo:text-indent="0cm" style:auto-text-indent="false" fo:padding="0cm" fo:border="none"/>
    </style:style>
    <style:style style:name="P36" style:family="paragraph" style:parent-style-name="No_20_Spacing">
      <style:text-properties fo:font-weight="normal" officeooo:rsid="0008cc29" officeooo:paragraph-rsid="0008cc29" style:font-weight-asian="normal" style:font-weight-complex="normal"/>
    </style:style>
    <style:style style:name="P37" style:family="paragraph" style:parent-style-name="Standard">
      <style:text-properties officeooo:paragraph-rsid="0009d113"/>
    </style:style>
    <style:style style:name="P38" style:family="paragraph" style:parent-style-name="Standard">
      <style:text-properties fo:font-weight="normal" officeooo:rsid="0008cc29" officeooo:paragraph-rsid="0009d113" style:font-weight-asian="normal" style:font-weight-complex="normal"/>
    </style:style>
    <style:style style:name="P39" style:family="paragraph" style:parent-style-name="Standard">
      <style:text-properties fo:font-weight="normal" officeooo:rsid="0009d113" officeooo:paragraph-rsid="0009d113" style:font-weight-asian="normal" style:font-weight-complex="normal"/>
    </style:style>
    <style:style style:name="P40" style:family="paragraph" style:parent-style-name="Standard">
      <style:text-properties fo:font-weight="bold" officeooo:rsid="0008cc29" officeooo:paragraph-rsid="0009d113" style:font-weight-asian="bold" style:font-weight-complex="bold"/>
    </style:style>
    <style:style style:name="P41" style:family="paragraph" style:parent-style-name="No_20_Spacing">
      <style:text-properties fo:font-weight="bold" officeooo:rsid="000d1855" officeooo:paragraph-rsid="000d1855" style:font-weight-asian="bold" style:font-weight-complex="bold"/>
    </style:style>
    <style:style style:name="P42" style:family="paragraph" style:parent-style-name="No_20_Spacing">
      <style:text-properties officeooo:rsid="000d1855" officeooo:paragraph-rsid="000d1855"/>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fo:font-weight="bold" officeooo:rsid="000f07f7" style:font-weight-asian="bold" style:font-weight-complex="bold"/>
    </style:style>
    <style:style style:name="T4" style:family="text">
      <style:text-properties fo:font-weight="bold" officeooo:rsid="0007cc10" style:font-weight-asian="bold" style:font-weight-complex="bold"/>
    </style:style>
    <style:style style:name="T5" style:family="text">
      <style:text-properties fo:font-weight="bold" officeooo:rsid="000f1a6f" style:font-weight-asian="bold" style:font-weight-complex="bold"/>
    </style:style>
    <style:style style:name="T6" style:family="text">
      <style:text-properties officeooo:rsid="00060646"/>
    </style:style>
    <style:style style:name="T7" style:family="text">
      <style:text-properties style:text-underline-style="solid" style:text-underline-width="auto" style:text-underline-color="font-color"/>
    </style:style>
    <style:style style:name="T8" style:family="text">
      <style:text-properties officeooo:rsid="00058379"/>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1" style:family="text">
      <style:text-properties fo:font-variant="normal" fo:text-transform="none" fo:color="#000000" loext:opacity="100%" style:font-name="Calibri1" fo:font-size="11pt" fo:letter-spacing="normal" fo:font-style="normal" fo:font-weight="normal" fo:background-color="#ffffff" loext:char-shading-value="0" style:font-size-asian="11pt" style:font-weight-asian="normal" style:font-size-complex="11pt" style:font-weight-complex="normal"/>
    </style:style>
    <style:style style:name="T12" style:family="text">
      <style:text-properties fo:font-variant="normal" fo:text-transform="none" fo:color="#000000" loext:opacity="100%" style:font-name="Calibri1" fo:font-size="11pt" fo:letter-spacing="normal" fo:font-style="normal" fo:font-weight="normal" officeooo:rsid="0003e3b5" fo:background-color="#ffffff" loext:char-shading-value="0" style:font-size-asian="11pt" style:font-weight-asian="normal" style:font-size-complex="11pt" style:font-weight-complex="normal"/>
    </style:style>
    <style:style style:name="T13" style:family="text">
      <style:text-properties fo:font-variant="normal" fo:text-transform="none" fo:color="#000000" loext:opacity="100%" style:font-name="Calibri1" fo:font-size="11pt" fo:letter-spacing="normal" fo:font-style="normal" fo:font-weight="normal" fo:background-color="#ffffff"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0000" loext:opacity="100%" style:font-name="Calibri1" fo:font-size="11pt" fo:letter-spacing="normal" fo:font-style="normal" fo:font-weight="normal" officeooo:rsid="0003e3b5" fo:background-color="#ffffff" loext:char-shading-value="0" style:font-size-asian="11pt" style:font-weight-asian="normal" style:font-size-complex="11pt" style:font-weight-complex="normal" loext:padding="0cm" loext:border="none"/>
    </style:style>
    <style:style style:name="T15" style:family="text">
      <style:text-properties fo:language="en" fo:country="US"/>
    </style:style>
    <style:style style:name="T16" style:family="text">
      <style:text-properties style:text-underline-style="solid" style:text-underline-width="auto" style:text-underline-color="font-color" text:display="none"/>
    </style:style>
    <style:style style:name="T17" style:family="text">
      <style:text-properties fo:language="en" fo:country="US" fo:font-weight="bold" style:font-weight-asian="bold" style:font-weight-complex="bold"/>
    </style:style>
    <style:style style:name="T18" style:family="text">
      <style:text-properties officeooo:rsid="00029006"/>
    </style:style>
    <style:style style:name="T19" style:family="text">
      <style:text-properties style:text-underline-style="solid" style:text-underline-width="auto" style:text-underline-color="font-color" fo:font-weight="bold" officeooo:rsid="00029006" style:font-weight-asian="bold" style:font-weight-complex="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07cc10"/>
    </style:style>
    <style:style style:name="T22" style:family="text">
      <style:text-properties fo:color="#000000" loext:opacity="100%" style:font-name="Calibri1" fo:font-size="11pt" fo:font-weight="bold" style:font-size-asian="11pt" style:font-weight-asian="bold" style:font-size-complex="11pt" style:font-weight-complex="bold"/>
    </style:style>
    <style:style style:name="T23"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24" style:family="text">
      <style:text-properties fo:font-variant="normal" fo:text-transform="none" fo:color="#000000" loext:opacity="100%" style:font-name="Calibri1" fo:font-size="11pt" fo:letter-spacing="normal" fo:font-style="normal" fo:font-weight="normal" officeooo:rsid="000c5632" style:font-size-asian="11pt" style:font-size-complex="11pt"/>
    </style:style>
    <style:style style:name="T25" style:family="text">
      <style:text-properties fo:color="#000000" loext:opacity="100%" style:font-name="Calibri1" fo:font-size="11pt" style:font-size-asian="11pt" style:font-size-complex="11pt"/>
    </style:style>
    <style:style style:name="T26" style:family="text">
      <style:text-properties officeooo:rsid="000c5632"/>
    </style:style>
    <style:style style:name="T27" style:family="text">
      <style:text-properties fo:background-color="#ffffff" loext:char-shading-value="0" style:font-name-complex="Calibri2"/>
    </style:style>
    <style:style style:name="T28" style:family="text">
      <style:text-properties fo:font-weight="bold" fo:background-color="#ffffff" loext:char-shading-value="0" style:font-weight-asian="bold" style:font-name-complex="Calibri2" style:font-weight-complex="bold"/>
    </style:style>
    <style:style style:name="T29" style:family="text">
      <style:text-properties fo:font-variant="normal" fo:text-transform="none" fo:color="#ffffff" loext:opacity="100%" fo:font-family="Raleway, Helvetica, Arial, Lucida, sans-serif" fo:font-size="12pt" fo:letter-spacing="normal" fo:font-style="normal" fo:font-weight="bold"/>
    </style:style>
    <style:style style:name="T30" style:family="text">
      <style:text-properties officeooo:rsid="000d1855"/>
    </style:style>
    <style:style style:name="T31" style:family="text">
      <style:text-properties officeooo:rsid="000ee39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solid" svg:stroke-width="0.026cm" svg:stroke-color="#000000" draw:stroke-linejoin="miter" draw:fill="solid" draw:fill-color="#ffffff" draw:textarea-vertical-align="top" draw:auto-grow-height="false" fo:min-height="3.279cm" fo:min-width="10.171cm" fo:padding-top="0.127cm" fo:padding-bottom="0.127cm" fo:padding-left="0.254cm" fo:padding-right="0.254cm" fo:wrap-option="wrap" loext:decorative="false" fo:margin-left="0.316cm" fo:margin-right="0.33cm" fo:margin-top="0.127cm" fo:margin-bottom="0.13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loext:decorative="false" fo:margin-left="0.303cm" fo:margin-right="0.367cm" fo:margin-top="0.113cm" fo:margin-bottom="0.15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3" style:family="graphic" style:parent-style-name="Frame">
      <style:graphic-properties draw:stroke="solid" svg:stroke-width="0.026cm" svg:stroke-color="#000000" draw:stroke-linejoin="miter" draw:fill="solid" draw:fill-color="#ffffff" draw:textarea-vertical-align="top" draw:auto-grow-height="false" fo:min-height="2.598cm" fo:min-width="12.287cm" fo:padding-top="0.127cm" fo:padding-bottom="0.127cm" fo:padding-left="0.254cm" fo:padding-right="0.254cm" fo:wrap-option="wrap" loext:decorative="false" fo:margin-left="0.316cm" fo:margin-right="0.33cm" fo:margin-top="0.146cm" fo:margin-bottom="0.138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true" fo:min-height="0cm" fo:min-width="0cm" fo:padding-top="0.127cm" fo:padding-bottom="0.127cm" fo:padding-left="0.254cm" fo:padding-right="0.254cm" fo:wrap-option="wrap" loext:decorative="false" fo:margin-left="0.316cm" fo:margin-right="0.339cm" fo:margin-top="0.148cm" fo:margin-bottom="0.14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2.011cm" fo:min-width="8.266cm" fo:padding-top="0.127cm" fo:padding-bottom="0.127cm" fo:padding-left="0.254cm" fo:padding-right="0.254cm" fo:wrap-option="wrap" loext:decorative="false" fo:margin-left="0.335cm" fo:margin-right="0.335cm" fo:margin-top="0.15cm" fo:margin-bottom="0.141cm"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2.143cm" fo:min-width="8.557cm" fo:padding-top="0.127cm" fo:padding-bottom="0.127cm" fo:padding-left="0.254cm" fo:padding-right="0.254cm" fo:wrap-option="wrap" loext:decorative="false" fo:margin-left="0.318cm" fo:margin-right="0.328cm" fo:margin-top="0.145cm" fo:margin-bottom="0.146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6.177cm" fo:min-width="11.162cm" fo:padding-top="0.127cm" fo:padding-bottom="0.127cm" fo:padding-left="0.254cm" fo:padding-right="0.254cm" fo:wrap-option="wrap" loext:decorative="false" fo:margin-left="0.302cm" fo:margin-right="0.385cm" fo:margin-top="0.111cm" fo:margin-bottom="0.192cm"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g Lines????</text:p>
      <text:p text:style-name="Standard">Chiropractic and Specialist Holistic Therapy Wellness Centre</text:p>
      <text:p text:style-name="Standard"><text:bookmark-start text:name="_Hlk178166750"/>Natural and drug free solutions to disease, pain and promoting Wellness.<text:bookmark-end text:name="_Hlk178166750"/></text:p>
      <text:p text:style-name="Standard">Are you looking for relief from injury or everyday aches and pains OR trying to maintain a healthy, active lifestyle. We can help.</text:p>
      <text:p text:style-name="Standard"/>
      <text:p text:style-name="Standard" loext:marker-style-name="T1"><text:span text:style-name="T1">Landing page (Welcome)</text:span><text:span text:style-name="T1"/></text:p>
      <text:p text:style-name="Standard"><text:tab/><text:tab/>CTA’s – Book an Appointment (link to contact pg) <text:tab/>Location Pin</text:p>
      <text:p text:style-name="Standard" loext:marker-style-name="T2"><text:span text:style-name="T2">Welcome <text:s/><text:tab/>Services <text:tab/> <text:tab/></text:span><text:span text:style-name="T3">Common Conditions <text:tab/><text:tab/></text:span><text:span text:style-name="T2">Meet Our Doctors<text:tab/>Corporate Wellnes</text:span><text:span text:style-name="T4">s </text:span><text:span text:style-name="T2"><text:tab/><text:tab/></text:span><text:span text:style-name="T4">Non-profit Collaboration <text:tab/></text:span><text:span text:style-name="T5">Contact</text:span><text:span text:style-name="T2"><text:tab/></text:span></text:p>
      <text:p text:style-name="Standard"/>
      <text:p text:style-name="Standard">Back 2 Health Chiropractic and Wellness Centre</text:p>
      <text:p text:style-name="Standard">Natural and drug free solutions to disease and pain while promoting Wellness.</text:p>
      <text:p text:style-name="Standard">We believe everyone deserves to live free from pain—without relying on painkillers or being limited in doing what they love. </text:p>
      <text:p text:style-name="Standard">We deliver a professional, highly specialised and patient centred approach; combining individually tailored healthcare plans with the most effective, long-term treatment available.</text:p>
      <text:p text:style-name="Standard">We see people from all walks of life, from 4-week old babies to pensioners in their 90s, from pregnant women to office workers to professional athletes <text:span text:style-name="T6">to improve movement and function, reduce pain and enhance wellbeing. </text:span></text:p>
      <text:p text:style-name="Standard" loext:marker-style-name="T7"><text:span text:style-name="T7">Natural and non-invasive forms of Healthcare.</text:span><text:span text:style-name="T7"/></text:p>
      <text:p text:style-name="Standard"/>
      <text:p text:style-name="P1">CHIROPRACTIC<text:tab/><text:tab/>PHYSIOTHERAPY<text:tab/>MASSAGE THERAPY </text:p>
      <text:p text:style-name="P1"><text:span text:style-name="T8">Additional therapies:</text:span> <text:s text:c="3"/><text:tab/><text:tab/></text:p>
      <text:p text:style-name="P1">PEMF<text:tab/><text:tab/>QIGONG AND BREATHWORK<text:tab/><text:tab/> <text:s text:c="2"/>CORPORATE WELLNESS <text:s text:c="37"/>DIABETES AND WEIGHT LOSS PROGRAMS<text:tab/><text:tab/></text:p>
      <text:p text:style-name="No_20_Spacing"/>
      <text:p text:style-name="No_20_Spacing" loext:marker-style-name="T9"><text:span text:style-name="T10">Our Services and Therapies </text:span><text:span text:style-name="T9"><text:s text:c="2"/></text:span></text:p>
      <text:p text:style-name="P2" loext:marker-style-name="T9"/>
      <text:p text:style-name="P3">Whether it’s back pain, a sports injury, sciatica, or something more complex, we’ll match you with the clinician who’s the best fit for your body, your goals, and your journey, regardless of their professional title.</text:p>
      <text:p text:style-name="P3">Every member of our team is trained to the same high standards. Every clinician is skilled, collaborative, and focused on getting you better; not selling a profession, but solving your problem.</text:p>
      <text:p text:style-name="P4"><text:span text:style-name="T11">We </text:span><text:span text:style-name="T12">are</text:span><text:span text:style-name="T11"> </text:span><text:span text:style-name="Strong_20_Emphasis"><text:span text:style-name="T13">experts who listen, explain, and guide you forward, together. </text:span></text:span><text:span text:style-name="Strong_20_Emphasis"><text:span text:style-name="T14">If any of our clinicians believe that you would be better suited with another therapist they will refer you so that you receive the best possible individual care. </text:span></text:span></text:p>
      <text:p text:style-name="P5"><text:soft-page-break/></text:p>
      <text:p text:style-name="No_20_Spacing"/>
      <text:p text:style-name="No_20_Spacing" loext:marker-style-name="T2"><text:span text:style-name="T2">CHIROPRACTIC</text:span><text:span text:style-name="T2"/></text:p>
      <text:p text:style-name="No_20_Spacing">Chiropractic is based on the scientific fact that your body is a self-regulating, self-healing organism. All the important functions of the body are controlled by the nervous system, comprising of the brain, spinal cord, and nerves.</text:p>
      <text:p text:style-name="No_20_Spacing">Chiropractic focuses on the nervous system and its relationship to your body.<text:bookmark-start text:name="_Hlk178166879"/></text:p>
      <text:p text:style-name="No_20_Spacing"><text:bookmark-end text:name="_Hlk178166879"/></text:p>
      <text:p text:style-name="Standard">Chiropractic is a health care profession concerned with the diagnosis, treatment, and prevention of neuromusculoskeletal disorders, and the effects of these disorders on the nervous system and general health.</text:p>
      <text:p text:style-name="Standard"><text:span text:style-name="T15">There is an emphasis on manual techniques, including joint adjustment and/or manipulation, with a particular focus on joint subluxation/dysfunction. </text:span></text:p>
      <text:p text:style-name="Standard" loext:marker-style-name="T7"><text:span text:style-name="T7">What is Chiropractic?</text:span><text:span text:style-name="T7"/></text:p>
      <text:p text:style-name="Standard">Chiropractic specialises in the diagnosis, treatment and prevention of conditions which are due to mechanical dysfunction of the muscles, joints and in particular the spine and their effects upon the nervous system. </text:p>
      <text:p text:style-name="Standard" loext:marker-style-name="T16"><text:span text:style-name="T16"> </text:span><text:span text:style-name="T16"/></text:p>
      <text:p text:style-name="Standard" loext:marker-style-name="T7"><text:span text:style-name="T7">What do Chiropractors do?</text:span><text:span text:style-name="T7"/></text:p>
      <text:p text:style-name="Standard">In Chiropractic, the emphasis is on prevention and ‘adjustment’. According to the condition being treated, one or more of a whole range of different chiropractic adjusting techniques can be used. With these your chiropractor effects an improvement in your joint’s mobility, as well as nerve and muscle function. Your body’s own healing process (which we normally recognise in its ability to heal bruises, cuts and broken bones) will then be able to continue the task of restoring your health. </text:p>
      <text:p text:style-name="Standard" loext:marker-style-name="T7"><text:span text:style-name="T7">What will happen when you visit a chiropractor?</text:span><text:span text:style-name="T7"/></text:p>
      <text:p text:style-name="Standard">A visit to the chiropractor is very similar to visiting your medical doctor; he or she is a primary healthcare professional. <text:s/>The difference is that the process and treatment of your complaint is always done from a holistic, drug free perspective. <text:s/>On the first visit the chiropractor will take your medical history carry out a full examination. <text:s/>This includes orthopaedic and neurological tests whereby muscle strength, nerve function, joint function, as well as body balance and alignment are determined. <text:s/>The examination may require further diagnostic tests such as taking x-rays. <text:s/>The chiropractor will then be in a position to establish problem areas and identify the source of the complaint. <text:s text:c="2"/>The chiropractor will explain why you are having a problem, what type of injury you have sustained and may suggest that you modify your daily activities to prevent further aggravation of your condition. </text:p>
      <text:p text:style-name="Standard" loext:marker-style-name="T7"><text:span text:style-name="T7">What does treatment involve?</text:span><text:span text:style-name="T7"/></text:p>
      <text:p text:style-name="Standard">Using skilled manipulation and quick, comfortable adjustment techniques, with just the right amount of pressure, Chiropractors gently unlock the stiff joints to restore proper function and mobility. This in turn helps to settle the pain. The vulnerable area is then stabilised with further treatments. When you have experienced the benefits of chiropractic treatment in reducing pain and discomfort, the next step is to help you get active again. Following treatment rehabilitation and exercise are essential to speed your body’s natural healing process and strengthen your muscles to prevent recurrence of the condition. </text:p>
      <text:p text:style-name="Standard"/>
      <text:p text:style-name="No_20_Spacing"><text:soft-page-break/><text:span text:style-name="T15">Alongside the traditional chiropractic adjustment, chiropractors utilize adjunctive therapies:</text:span></text:p>
      <text:p text:style-name="No_20_Spacing"><text:span text:style-name="T15">Spinal and peripheral joint mobilization</text:span></text:p>
      <text:p text:style-name="No_20_Spacing"><text:span text:style-name="T15">Muscle, nerve and fascia release techniques </text:span></text:p>
      <text:p text:style-name="No_20_Spacing"><text:span text:style-name="T15">Therapeutic instrument techniques and modalities</text:span></text:p>
      <text:p text:style-name="P6">Exercise, rehabilitative programs and other forms of active care;</text:p>
      <text:p text:style-name="P7">Nutrition and dietary interventions,</text:p>
      <text:p text:style-name="No_20_Spacing"><text:span text:style-name="T15">Psychosocial aspects of patient management;</text:span></text:p>
      <text:p text:style-name="No_20_Spacing"><text:span text:style-name="T15">Patient education on spinal health, posture, ergonomics, nutrition and other lifestyle modifications;</text:span></text:p>
      <text:p text:style-name="No_20_Spacing"><text:span text:style-name="T15">Emergency treatment and acute pain management procedures as indicated;</text:span></text:p>
      <text:p text:style-name="No_20_Spacing"><text:span text:style-name="T15">Other supportive measures, which may include the use of taping, back supports and orthotics;</text:span></text:p>
      <text:p text:style-name="P8"><text:span text:style-name="T17">Recognition of contraindications and risk management procedures, the limitations of chiropractic care, and of the need for protocols relating to referral to other health professionals.</text:span></text:p>
      <text:p text:style-name="No_20_Spacing"/>
      <text:p text:style-name="P9">PHYSIOTHERAPY</text:p>
      <text:p text:style-name="P10">Physiotherapy is a science-based, personali<text:span text:style-name="T8">s</text:span>ed approach to restoring movement, improving function, and enhancing quality of life. Whether you're recovering from surgery, dealing with chronic pain, or facing a sports injury, our licensed physiotherapist <text:span text:style-name="T18">is</text:span> here to support your journey to recovery and long-term wellness.</text:p>
      <text:p text:style-name="P11">Through a combination of hands-on techniques, tailored exercise programs, and education, physiotherapy can help:</text:p>
      <text:list text:style-name="L1">
        <text:list-item>
          <text:p text:style-name="P12">Alleviate pain and inflammation</text:p>
        </text:list-item>
        <text:list-item>
          <text:p text:style-name="P12">Restore strength, flexibility, and mobility</text:p>
        </text:list-item>
        <text:list-item>
          <text:p text:style-name="P12">Prevent further injury or complications</text:p>
        </text:list-item>
        <text:list-item>
          <text:p text:style-name="P12">Improve posture and movement mechanics</text:p>
        </text:list-item>
      </text:list>
      <text:p text:style-name="P11">We treat a wide range of conditions, including musculoskeletal injuries, neurological disorders, post-operative rehabilitation, and more. Every treatment plan is customi<text:span text:style-name="T18">s</text:span>ed to meet your unique goals and lifestyle.</text:p>
      <text:p text:style-name="P11">Start moving better, feeling stronger, and living more fully—book your physiotherapy session today.</text:p>
      <text:p text:style-name="P9"/>
      <text:p text:style-name="P9"/>
      <text:p text:style-name="P9">THERAPEUTIC MASSAGE</text:p>
      <text:p text:style-name="P13">Therapeutic massage is also known as Medical massage, it is tailored to your health needs.</text:p>
      <text:p text:style-name="P14">At Back 2 Health, discover the healing power of therapeutic massage</text:p>
      <text:p text:style-name="P14">A targeted approach to relieve stress, reduce pain, and restore balance to your body and mind. Unlike a simple relaxation massage, therapeutic massage focuses on specific areas of tension and discomfort, using techniques tailored to your individual needs. Whether you're recovering from an injury, managing chronic pain, or simply looking to improve your overall wellness, our trained massage therapists are here to help you feel your best.</text:p>
      <text:p text:style-name="P15">Benefits include:</text:p>
      <text:list text:style-name="L2">
        <text:list-item>
          <text:p text:style-name="P16">Relief from muscle tension and soreness</text:p>
        </text:list-item>
        <text:list-item>
          <text:p text:style-name="P16">Improved circulation and flexibility</text:p>
        </text:list-item>
        <text:list-item>
          <text:p text:style-name="P16">Stress and anxiety reduction</text:p>
        </text:list-item>
        <text:list-item>
          <text:p text:style-name="P16">Support for injury recovery and posture improvement</text:p>
        </text:list-item>
      </text:list>
      <text:p text:style-name="P15"><text:soft-page-break/>Let therapeutic massage be a part of your self-care journey. Book your session today and take a step toward better health.</text:p>
      <text:p text:style-name="P17"/>
      <text:p text:style-name="Standard"><text:span text:style-name="T19">Common </text:span><text:span text:style-name="T20">Conditions </text:span><text:span text:style-name="T19">Treated at Back 2 Health</text:span> </text:p>
      <text:p text:style-name="Standard"><draw:custom-shape text:anchor-type="char" draw:z-index="0" draw:name="Text Box 2" draw:style-name="gr1" draw:text-style-name="P18" svg:width="10.678cm" svg:height="3.532cm" svg:x="6.787cm" svg:y="0.328cm"><text:p text:style-name="Frame_20_contents">Lower back pain is very common complaint. Approximately 80% of adults will have lower back pain at some time in their lives, so it is important patients receive the best treatment for back pain.</text:p><text:p text:style-name="Frame_20_contents">By using specific Chiropractic adjustments, the motion of spine is enhanced, nerve involvement and muscle tension is reduced and the pain eases, allowing the body to heal.</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_20_Spacing">Low Back Pain<text:tab/><text:tab/><text:tab/><text:tab/></text:p>
      <text:p text:style-name="No_20_Spacing">Sciatica and Nerve Dysfunction</text:p>
      <text:p text:style-name="No_20_Spacing">Disc Problems</text:p>
      <text:p text:style-name="No_20_Spacing">Degeneration</text:p>
      <text:p text:style-name="No_20_Spacing"/>
      <text:p text:style-name="No_20_Spacing"/>
      <text:p text:style-name="No_20_Spacing"/>
      <text:p text:style-name="No_20_Spacing"><draw:custom-shape text:anchor-type="char" style:rel-height="20%" draw:z-index="1" draw:name="Text Box 2" draw:style-name="gr2" draw:text-style-name="P18" svg:width="12.373cm" svg:height="3.795cm" svg:x="4.78cm" svg:y="0.014cm"><text:p text:style-name="Frame_20_contents">Neck pain is a very common problem, with two-thirds of the population experiencing neck pain at some point in their lives. Resulting from traumatic injury or misuse. Also, as people become more sedentary and use computers and phones with increasing frequency, they place more stress and strain on the upper back and neck regions of their spines. Poor posture and stress add to the problem. Your C<text:span text:style-name="T8">linician</text:span> can assess the problem and provide treatment strategies to resolve the issu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Neck pain </text:p>
      <text:p text:style-name="Standard"/>
      <text:p text:style-name="Standard"/>
      <text:p text:style-name="Standard"/>
      <text:p text:style-name="Standard"/>
      <text:p text:style-name="Standard"><draw:custom-shape text:anchor-type="char" draw:z-index="4" draw:name="Text Box 2" draw:style-name="gr3" draw:text-style-name="P18" svg:width="12.794cm" svg:height="2.851cm" svg:x="2.607cm" svg:y="0.566cm"><text:p text:style-name="Frame_20_contents">Headaches are a very common complaint amongst the general population. Although headaches are common, this doesn’t imply it’s normal. And while drugs conveniently help pain relief, they do not correct the possible underlying cause of the headache. Your C<text:span text:style-name="T8">linician </text:span>can assess the cause of the headache and aid you in finding relief.</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_20_Spacing">Headaches</text:p>
      <text:p text:style-name="No_20_Spacing"/>
      <text:p text:style-name="No_20_Spacing"/>
      <text:p text:style-name="No_20_Spacing"/>
      <text:p text:style-name="No_20_Spacing"/>
      <text:p text:style-name="No_20_Spacing"/>
      <text:p text:style-name="No_20_Spacing"><draw:custom-shape text:anchor-type="char" style:rel-height="20%" draw:z-index="2" draw:name="Text Box 2" draw:style-name="gr4" draw:text-style-name="P18" svg:width="9.558cm" svg:height="2.26cm" svg:x="6.324cm" svg:y="0.259cm"><text:p text:style-name="Frame_20_contents">Pain the the arms may result from specific injury, repetitive strain or dysfunction of the neck and upper back. Your C<text:span text:style-name="T8">linician </text:span>will assess the cause of your pain and aid you in getting back to full health.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_20_Spacing">Shoulder Pain</text:p>
      <text:p text:style-name="No_20_Spacing">Arm Pain</text:p>
      <text:p text:style-name="No_20_Spacing">Elbow and wrist pain</text:p>
      <text:p text:style-name="No_20_Spacing">Pins and Needles in arm / Hand</text:p>
      <text:p text:style-name="Standard"/>
      <text:p text:style-name="Standard"><draw:custom-shape text:anchor-type="char" draw:z-index="3" draw:name="Text Box 2" draw:style-name="gr5" draw:text-style-name="P18" svg:width="8.773cm" svg:height="2.264cm" svg:x="3.574cm" svg:y="0.501cm"><text:p text:style-name="Frame_20_contents">Injury from sporting activity is common and often prevents us from doing what we love most. <text:span text:style-name="T8">Therapy provided by Back 2 Health</text:span> can aid your recovery and help prevent further injury.</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Sports Injuries</text:p>
      <text:p text:style-name="Standard"/>
      <text:p text:style-name="Standard"/>
      <text:p text:style-name="No_20_Spacing"><draw:custom-shape text:anchor-type="char" draw:z-index="5" draw:name="Text Box 2" draw:style-name="gr6" draw:text-style-name="P18" svg:width="9.064cm" svg:height="2.396cm" svg:x="4.803cm" svg:y="0.27cm"><text:p text:style-name="Frame_20_contents">Pain the the legs may result from specific injury, repetitive strain or dysfunction of the low back. Your C<text:span text:style-name="T8">linician </text:span>will assess the cause of your pain and aid you in getting back to full health. </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_20_Spacing">Leg Pain</text:p>
      <text:p text:style-name="No_20_Spacing">Knee Pain</text:p>
      <text:p text:style-name="No_20_Spacing">Foot and Heel Pain</text:p>
      <text:p text:style-name="No_20_Spacing">Plantar Fasciitis</text:p>
      <text:p text:style-name="No_20_Spacing"/>
      <text:p text:style-name="No_20_Spacing"/>
      <text:p text:style-name="No_20_Spacing"/>
      <text:p text:style-name="No_20_Spacing"><draw:custom-shape text:anchor-type="char" draw:z-index="6" draw:name="Text Box 2" draw:style-name="gr7" draw:text-style-name="P18" svg:width="11.669cm" svg:height="6.43cm" svg:x="4.789cm" svg:y="0.028cm"><text:p text:style-name="No_20_Spacing">Back pain in pregnancy is extremely common. Pregnancy associated low back pain is most commonly caused by instability and dysfunction of the pelvic joints. This often occurs because of the mechanical and hormonal changes your body faces throughout this exciting time.</text:p><text:p text:style-name="No_20_Spacing"/><text:p text:style-name="No_20_Spacing">Chiropractic treatment aims to help keep you as comfortable as possible and optimise In-Utero Foetal positioning aiding the birth process. Treatment is gentle and often involves light spinal adjustments and gentle muscle release techniques. </text:p><text:p text:style-name="No_20_Spacing">Chiropractors are also trained in treating infants and babies; common problems including sleep and feeding difficulties, colic and constipation are common paediatric complaints in a Chiropractor’s office.</text:p><text:p text:style-name="No_20_Spacing"/><text:p text:style-name="No_20_Spacing"/><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Pregnancy and Paediatric Care</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9"/>
      <text:p text:style-name="No_20_Spacing"/>
      <text:p text:style-name="P20">Additional <text:span text:style-name="T21">Services and therapy</text:span></text:p>
      <text:p text:style-name="P21">Complex Cases and Second opinions</text:p>
      <text:p text:style-name="P22"><text:span text:style-name="T21">W</text:span>e specialise in guiding patients through the complexity of chronic or unresolved musculoskeletal conditions. If you’ve been living with persistent pain, received conflicting diagnoses, or found previous treatments ineffective, our expert second opinions can provide the clarity and direction you need. </text:p>
      <text:p text:style-name="P23">With extensive experience in managing complex musculoskeletal conditions, our clinic is uniquely positioned to offer clear, expert insights—particularly for individuals who have seen multiple clinicians without finding lasting solutions. We provide thorough second opinions that help clarify the next steps, whether that involves further treatment within our team or referral to another specialist.</text:p>
      <text:p text:style-name="P24">Patients are encouraged to bring any relevant scans or medical records. During the consultation, a comprehensive assessment is carried out, including a detailed review of medical history and symptoms. With a meticulous and evidence-based approach, we aim to identify the root cause of the issue and outline a clear path forward.</text:p>
      <text:p text:style-name="P24">Following the appointment, you will <text:span text:style-name="T21">be provided a summarised </text:span>clinical opinion and recommended next steps. This may include further imaging, treatment recommendations, or onward referral—empowering you to make informed decisions about your care and recovery.</text:p>
      <text:p text:style-name="P22"/>
      <text:p text:style-name="No_20_Spacing" loext:marker-style-name="T20"><text:span text:style-name="T20">PEMF</text:span><text:span text:style-name="T20"/></text:p>
      <text:p text:style-name="No_20_Spacing">A strong magnetic energy field of electrons is channeled through your body to promote its natural healing process and accelerate recovery through improved micro-circulation and neuro-musculo activation. </text:p>
      <text:p text:style-name="No_20_Spacing"/>
      <text:p text:style-name="No_20_Spacing">Back 2 Health is equipped with modern technology to provide PEMF therapy. After understanding your needs and conditions, our qualified and experienced medical professionals provide the gentle magnetic pulses for a stipulated time. It often induces a relaxed feeling, such as a massage.</text:p>
      <text:p text:style-name="No_20_Spacing"/>
      <text:p text:style-name="No_20_Spacing"/>
      <text:p text:style-name="No_20_Spacing" loext:marker-style-name="T7"><text:span text:style-name="T7">What is PEMF?</text:span><text:span text:style-name="T7"/></text:p>
      <text:p text:style-name="No_20_Spacing"><text:soft-page-break/>Pulsed electromagnetic fields (PEMFs) is a safe and non-invasive technique that works by eliciting a biological tissue and cellular response that repairs the body naturally. PEMF uses Pulsating magnetic fields generated by electromagnets with particular frequencies, waveforms and intensities using specially designed apparatus for therapeutic, rejuvenative or performance enhancement benefits. </text:p>
      <text:p text:style-name="No_20_Spacing">It improves blood supply and causes an increase in oxygen pressure, activating and regenerating cells. </text:p>
      <text:p text:style-name="No_20_Spacing"/>
      <text:p text:style-name="No_20_Spacing">This treatment concept is far from new; Academic study of PEMF began as early as 1932 when researchers from Yale University discovered that depleted electrical energy from the body caused dis-ease. However, pulsed electromagnetic fields were able to donate energy, helping cells to repair, rebuild, and regenerate naturally.  </text:p>
      <text:p text:style-name="No_20_Spacing"/>
      <text:p text:style-name="No_20_Spacing" loext:marker-style-name="T7"><text:span text:style-name="T7">Benefits of PEMF</text:span><text:span text:style-name="T7"/></text:p>
      <text:p text:style-name="No_20_Spacing">Scientists have observed that a healthy cell has a higher electrical charge than an unhealthy one. This higher charge permits it to function Optimally. </text:p>
      <text:p text:style-name="No_20_Spacing">It has been established that tissues including blood, muscle, ligaments, bone and cartilage and nerves all respond to these biomagnetic fields.</text:p>
      <text:p text:style-name="No_20_Spacing"/>
      <text:p text:style-name="No_20_Spacing">HEALING &amp; REPAIR</text:p>
      <text:p text:style-name="No_20_Spacing">Accelerates Injury Recovery Time, Enhance Wound Healing, Reduces Fibrous Tissue Scars &amp; Breaks Up Adhesions, Promotes Bone Repair and Regeneration, Enhances Joint Healing</text:p>
      <text:p text:style-name="No_20_Spacing">Reduces Pain, Swelling, Oedema, Inflammation, Reduces Ligament &amp; Tendon Strain &amp; Pain</text:p>
      <text:p text:style-name="No_20_Spacing"/>
      <text:p text:style-name="No_20_Spacing">NEUROLOGICAL</text:p>
      <text:p text:style-name="No_20_Spacing">Improves Sleep, Reduces Nervous Irritabilty, Enhances Brain Function, Stimulates Release of Endorphins &amp; Promotes Wellbeing, Reduces General Stress &amp; Anxiety, Improves Mood</text:p>
      <text:p text:style-name="No_20_Spacing"/>
      <text:p text:style-name="No_20_Spacing">METABOLISM</text:p>
      <text:p text:style-name="No_20_Spacing">Promotes healthy Cell Metabolism, Balances Cell Membrane Charge, Stimulates Inter-Cellular Communication, Improves Nutrient Intake &amp; Cellular Detoxification, Benefits the Anti-Oxidant System.</text:p>
      <text:p text:style-name="No_20_Spacing"/>
      <text:p text:style-name="No_20_Spacing">CARDIOVASCULAR SYSTEM</text:p>
      <text:p text:style-name="No_20_Spacing">Optimises Blood &amp; Tissue Oxygenation, Strengthens Blood Circulation</text:p>
      <text:p text:style-name="No_20_Spacing"/>
      <text:p text:style-name="No_20_Spacing">IMMUNE SYSTEM</text:p>
      <text:p text:style-name="No_20_Spacing">Boost Immune System, Improves Lymph Circulation, Enhances Cellular Detoxification</text:p>
      <text:p text:style-name="No_20_Spacing"/>
      <text:p text:style-name="No_20_Spacing">BEAUTY &amp; ANTI-AGING</text:p>
      <text:p text:style-name="No_20_Spacing">Slows ageing effects via neutralisation of free radicals, Stimulates Collagen Synthesis , Boosts Cellular Regeneration &amp; Repair</text:p>
      <text:p text:style-name="No_20_Spacing"/>
      <text:p text:style-name="No_20_Spacing">ATHLETIC PERFORMANCE</text:p>
      <text:p text:style-name="No_20_Spacing">Promotes Superior Performance &amp; Endurance, Boosts Energy (maximises ATP production), Reduces Anxiety &amp; Stress, Relaxes Muscle Tension, Enhances Muscle Functions, Regulates Cellular Metabolism, Benefits RNA &amp; DNA Synthesis, Faster Recovery after Exercise, Promotes lactic Acid Excretion , Accelerates Healing of Sore, Stiff Muscles, Reduces Pain caused by Spasms &amp; Adhesions,</text:p>
      <text:p text:style-name="No_20_Spacing">Reduces Swelling &amp; Inflammation.</text:p>
      <text:p text:style-name="No_20_Spacing"/>
      <text:p text:style-name="No_20_Spacing">Used by NASA on astronauts returning from space to regenerate bone and muscle loss.</text:p>
      <text:p text:style-name="P25" loext:marker-style-name="T7"/>
      <text:p text:style-name="No_20_Spacing" loext:marker-style-name="T7"><text:soft-page-break/><text:span text:style-name="T7">Who can have PEMF therapy?</text:span><text:span text:style-name="T7"/></text:p>
      <text:p text:style-name="No_20_Spacing"/>
      <text:p text:style-name="No_20_Spacing">PEMF therapy is suitable for adults with multiple conditions. </text:p>
      <text:p text:style-name="No_20_Spacing">A few people may experience some symptoms following a therapy session due to the Healing reaction. This may present as <text:s/>mild symptoms of an old injury, detoxing reactions, mild nausea, headaches, stiffness, general aches, or digestive disturbance. These symptoms are signs of healing.</text:p>
      <text:p text:style-name="No_20_Spacing">Fortunately, these side effects if felt at all, are only temporary and are due to increased blood flow and oxygenation. To Limit these effects make sure you drink plenty of water before and after treatment.</text:p>
      <text:p text:style-name="No_20_Spacing"/>
      <text:p text:style-name="No_20_Spacing"/>
      <text:p text:style-name="No_20_Spacing">*This Therapy is NOT Suitable if you:-</text:p>
      <text:p text:style-name="No_20_Spacing">Have a Pacemaker fitted</text:p>
      <text:p text:style-name="No_20_Spacing"> an Insulin Pump fitted.</text:p>
      <text:p text:style-name="No_20_Spacing">Are Pregnant.</text:p>
      <text:p text:style-name="No_20_Spacing">Have had an organ transplant and are on immune suppressant medications.</text:p>
      <text:p text:style-name="No_20_Spacing"/>
      <text:p text:style-name="No_20_Spacing">Please tell your therapist if you have any metal implants like replacement joints or stents, dental implants, mechanical heart valves, or staples in your body before treatment.</text:p>
      <text:p text:style-name="No_20_Spacing">.</text:p>
      <text:p text:style-name="No_20_Spacing"/>
      <text:p text:style-name="No_20_Spacing" loext:marker-style-name="T20"><text:span text:style-name="T20">Qigong and Breathwork</text:span><text:span text:style-name="T20"/></text:p>
      <text:p text:style-name="No_20_Spacing">What is QIgong?</text:p>
      <text:p text:style-name="No_20_Spacing"/>
      <text:p text:style-name="No_20_Spacing">Zan Zhuang (Jam Jong) Qigong is a form of medical meditation. Developed in China by masters of meditation and acupuncture. This form of meditation also increases physical power and strength.</text:p>
      <text:p text:style-name="No_20_Spacing"/>
      <text:p text:style-name="No_20_Spacing"><text:s/></text:p>
      <text:p text:style-name="No_20_Spacing">Zan Zhuang and breathwork offer significant medical benefits, particularly in stress management and managing chronic conditions. These practices promote relaxation, reduce stress and enhance mental clarity. Regular practice can improve cardiovascular health by lowering blood pressure and improving circulation. Additionally they enhance lung capacity and respiratory efficiency. </text:p>
      <text:p text:style-name="No_20_Spacing">Zan Zhuang Qigong with its focus on gentle movement and posture strengthens movement and improves flexibility.</text:p>
      <text:p text:style-name="No_20_Spacing"/>
      <text:p text:style-name="No_20_Spacing" loext:marker-style-name="T2"><text:span text:style-name="T2">Zan Zhuang Qigong and breathwork are known to boost the immune system, aiding in disease prevention. Moreover, the meditative aspects foster emotional balance, alleviate symptoms of anxiety and depression and help manage chronic conditions like arthritis and chronic pain, contributing to overall wellbeing.</text:span><text:span text:style-name="T2"/></text:p>
      <text:p text:style-name="No_20_Spacing"> </text:p>
      <text:p text:style-name="No_20_Spacing" loext:marker-style-name="T2"><text:span text:style-name="T2">OUR BODY IS DESIGNED TO RELEASE 70% OF ITS TOXINS THROUGH OUR BREATH</text:span><text:span text:style-name="T2"/></text:p>
      <text:p text:style-name="No_20_Spacing"> </text:p>
      <text:p text:style-name="No_20_Spacing" loext:marker-style-name="T2"><text:span text:style-name="T2">QIGONG</text:span><text:span text:style-name="T2"/></text:p>
      <text:p text:style-name="No_20_Spacing" loext:marker-style-name="T2"><text:span text:style-name="T2">offered at Back 2 Health</text:span><text:span text:style-name="T2"/></text:p>
      <text:p text:style-name="No_20_Spacing" loext:marker-style-name="T2"><text:span text:style-name="T2"> Our certified Qigong practitioner, Mbanda Shyaka </text:span><text:span text:style-name="T2"/></text:p>
      <text:p text:style-name="No_20_Spacing" loext:marker-style-name="T2"><text:span text:style-name="T2">Is offering instruction in Qigong:</text:span><text:span text:style-name="T2"/></text:p>
      <text:p text:style-name="No_20_Spacing" loext:marker-style-name="T2"><text:span text:style-name="T2"> Workshops </text:span><text:span text:style-name="T2"/></text:p>
      <text:p text:style-name="No_20_Spacing" loext:marker-style-name="T2"><text:span text:style-name="T2">Classes</text:span><text:span text:style-name="T2"/></text:p>
      <text:p text:style-name="No_20_Spacing" loext:marker-style-name="T2"><text:span text:style-name="T2">Individual Therapeutic Sessions</text:span><text:span text:style-name="T2"/></text:p>
      <text:p text:style-name="No_20_Spacing" loext:marker-style-name="T2"><text:span text:style-name="T2"> </text:span><text:span text:style-name="T2"/></text:p>
      <text:p text:style-name="No_20_Spacing" loext:marker-style-name="T2"><text:span text:style-name="T2">He also practices and teaches </text:span><text:span text:style-name="T2"/></text:p>
      <text:p text:style-name="No_20_Spacing" loext:marker-style-name="T2"><text:soft-page-break/><text:span text:style-name="T2">WIM <text:s/>HOFF <text:s/>BREATHING TECHNIQUES</text:span><text:span text:style-name="T2"/></text:p>
      <text:p text:style-name="No_20_Spacing"> </text:p>
      <text:p text:style-name="No_20_Spacing"><text:span text:style-name="T20"/></text:p>
      <text:p text:style-name="No_20_Spacing"/>
      <text:p text:style-name="No_20_Spacing" loext:marker-style-name="T20"><text:span text:style-name="T20">Corporate Wellness </text:span><text:span text:style-name="T20"/></text:p>
      <text:p text:style-name="P26" loext:marker-style-name="T2"/>
      <text:p text:style-name="No_20_Spacing">Do you want:</text:p>
      <text:p text:style-name="No_20_Spacing" loext:marker-style-name="T2"><text:span text:style-name="T2">Happy, Healthy employees </text:span><text:span text:style-name="T2"/></text:p>
      <text:p text:style-name="No_20_Spacing" loext:marker-style-name="T2"><text:bookmark-start text:name="_Hlk169940948"/><text:span text:style-name="T2">Improved workplace morale</text:span><text:span text:style-name="T2"/></text:p>
      <text:p text:style-name="No_20_Spacing" loext:marker-style-name="T2"><text:span text:style-name="T2">Reduced days off sick</text:span><text:span text:style-name="T2"/></text:p>
      <text:p text:style-name="No_20_Spacing" loext:marker-style-name="T2"><text:span text:style-name="T2">Improved productivity</text:span><text:span text:style-name="T2"/></text:p>
      <text:p text:style-name="No_20_Spacing" loext:marker-style-name="T2"><text:span text:style-name="T2">Reduced company costs</text:span><text:bookmark-end text:name="_Hlk169940948"/><text:span text:style-name="T2"/></text:p>
      <text:p text:style-name="No_20_Spacing">Then you need to prioritise your employee’s health in a preventative way.</text:p>
      <text:p text:style-name="No_20_Spacing"/>
      <text:p text:style-name="No_20_Spacing">It turns out that a comprehensive, strategically designed investment in employees’ social, mental, and physical health pays off. Research proves that wellness programs actually save company’s money.</text:p>
      <text:p text:style-name="No_20_Spacing">Wellness programs have often been viewed as a nice extra, not a strategic imperative. Newer evidence tells a different story. </text:p>
      <text:p text:style-name="No_20_Spacing">The long and short of it: Healthy employees cost you less.</text:p>
      <text:p text:style-name="No_20_Spacing"/>
      <text:p text:style-name="No_20_Spacing">Back 2 Health and their team of professionals can aid you to develop strategies to enhance the wellbeing, and productivity of your staff. We aim to provide holistic wellness services tailored to the needs of individual companies. </text:p>
      <text:p text:style-name="No_20_Spacing"/>
      <text:p text:style-name="No_20_Spacing"/>
      <text:p text:style-name="Standard" loext:marker-style-name="T20"><text:span text:style-name="T20">Our Corporate Programs</text:span><text:span text:style-name="T20"/></text:p>
      <text:p text:style-name="No_20_Spacing"><text:span text:style-name="T2">Individual Therapy</text:span> – Your staff can reach their health and wellness goals by consulting with one of our therapists</text:p>
      <text:p text:style-name="No_20_Spacing"><text:span text:style-name="T2">Group programs</text:span> - Join one of our carefully designed group programs to address health issues such as: Diabetes, Obesity, High cholesterol, High Blood Pressure</text:p>
      <text:p text:style-name="No_20_Spacing"><text:span text:style-name="T2">Regular Group Sessions</text:span> – Qi gong, Breathwork and Meditation sessions for stress management and wellness. </text:p>
      <text:p text:style-name="No_20_Spacing">Exercise Rehabilitation – Addressing issues such as Low Back Pain and Neck Pain</text:p>
      <text:p text:style-name="No_20_Spacing" loext:marker-style-name="T2"><text:span text:style-name="T2">Single or Multi-day Workshops for Groups:</text:span><text:span text:style-name="T2"/></text:p>
      <text:p text:style-name="Standard" loext:marker-style-name="T2"><text:span text:style-name="T2">Corporate Wellness Workshops</text:span><text:span text:style-name="T2"/></text:p>
      <text:p text:style-name="P27">Our professionally created and delivered program aims to address health and wellness goals for staff members<text:span text:style-name="T22">, </text:span><text:span text:style-name="T23">covering well-being, </text:span><text:span text:style-name="T24">stress management, </text:span><text:span text:style-name="T23">work- place wellness, posture, eat well, sleep well, exercise well. The interactive presentation includes audience engagement, exercises and workstation setup (in the office and at home)</text:span><text:span text:style-name="T25"> </text:span><text:span text:style-name="T22"><text:s/></text:span></text:p>
      <text:p text:style-name="P28"/>
      <text:p text:style-name="P29">Group well-being, wellness and posture presentations.</text:p>
      <text:list text:style-name="L3">
        <text:list-item>
          <text:p text:style-name="P30">One to one pain and injury consultations with a specialist. (Physiotherapist / Chiropractor)</text:p>
        </text:list-item>
        <text:list-item>
          <text:p text:style-name="P30">Mini massage taster sessions.</text:p>
        </text:list-item>
        <text:list-item>
          <text:p text:style-name="P30"><text:span text:style-name="T26">Qi Gong and/or Pilates sessions</text:span>.</text:p>
        </text:list-item>
        <text:list-item>
          <text:p text:style-name="P30">Nutrition presentations.</text:p>
        </text:list-item>
        <text:list-item>
          <text:p text:style-name="P30">Ergonomic desk assessments.</text:p>
        </text:list-item>
        <text:list-item>
          <text:p text:style-name="P31">Exercise and Rehabilitation programs</text:p>
        </text:list-item>
      </text:list>
      <text:p text:style-name="No_20_Spacing"/>
      <text:p text:style-name="P32">More Information &gt;</text:p>
      <text:p text:style-name="No_20_Spacing"><text:soft-page-break/>Our programs are designed to create a healthy and content workforce. The program will look into multiple aspects of health and wellness including;</text:p>
      <text:p text:style-name="No_20_Spacing" loext:marker-style-name="T27"><text:span text:style-name="T28">Ergonomic Training</text:span><text:span text:style-name="T27"> - Musculoskeletal conditions are the most costly workplace injuries. Complaints of back pain alone cost employers more than 7 billion dollars annually in the US and lead to more than 100 million lost workdays annually.</text:span></text:p>
      <text:p text:style-name="No_20_Spacing" loext:marker-style-name="T27"><text:span text:style-name="T27"><text:s/>The financial impact on the employer is one thing, but the long-term effects on workers can be severe and potentially debilitating and they account for nearly 33 percent of occupational injuries.</text:span><text:span text:style-name="T27"/></text:p>
      <text:p text:style-name="No_20_Spacing" loext:marker-style-name="T27"><text:span text:style-name="T27">The key to preventing these injuries is ergonomics! Ergonomics is the science of adjusting the job to fit the body’s needs and provides injury prevention solutions that are simple and relatively inexpensive. </text:span><text:span text:style-name="T27"/></text:p>
      <text:p text:style-name="No_20_Spacing" loext:marker-style-name="T27"><text:span text:style-name="T27">Our Wellness program provides a course on office Ergonomics and Manual Lifting and Handling in order to reduce risk of workplace injury. As well as workplace activity and exercise advice and training. </text:span><text:span text:style-name="T27"/></text:p>
      <text:p text:style-name="No_20_Spacing"><text:span text:style-name="T28">Stress Management</text:span><text:span text:style-name="T27"> - </text:span>Wellness isn’t just about physical fitness. Depression and stress, in particular, have proved to be major sources of lost productivity. Our unique program includes various techniques that can be utilised for stress management including; breathing, meditation and Qigong.</text:p>
      <text:p text:style-name="No_20_Spacing" loext:marker-style-name="T27"><text:span text:style-name="T28">Diet and Nutrition </text:span><text:span text:style-name="T27">– Small lifestyle changes can make a big impact on overall health and wellness. Diet and Nutrition are intricately involved in health and disease. Conditions such as Diabetes, Obesity, Heart disease, High Cholesterol, High blood pressure are all connected to what we consume. Many of these diseases can be prevented and / or reversed through changes to our diet. </text:span></text:p>
      <text:p text:style-name="No_20_Spacing" loext:marker-style-name="T27"><text:span text:style-name="T27">We will provide insights into what and when to eat for maximum health benefits.</text:span><text:span text:style-name="T27"/></text:p>
      <text:p text:style-name="No_20_Spacing" loext:marker-style-name="T27"><text:span text:style-name="T28">Sleep Hygiene</text:span><text:span text:style-name="T27"> - A good night’s sleep is vital for our physical and emotional wellbeing. There are basic protocols that can help the majority of people to improve their sleep and wake up feeling revitalised. </text:span></text:p>
      <text:p text:style-name="No_20_Spacing" loext:marker-style-name="T27"><text:span text:style-name="T28">Exercise</text:span><text:span text:style-name="T27"> – We don’t all benefit from the same exercise protocols. But everyone benefits from some form of exercise or activity. Often it feels as if our life gets in the way and there is never enough time to get the activity necessary for wellbeing. This course will help recognise how to create the changes necessary to increase activity levels and enjoy exercise. </text:span></text:p>
      <text:p text:style-name="P33" loext:marker-style-name="T27"/>
      <text:p text:style-name="No_20_Spacing" loext:marker-style-name="T27"><text:span text:style-name="T27">Alongside all of these education and training benefits, your employees will also have the chance to experience the therapeutic services and benefits of such provided by a number of our Doctors at Back 2 Health. These include individual and group sessions in one or more of the following:</text:span><text:span text:style-name="T27"/></text:p>
      <text:p text:style-name="No_20_Spacing" loext:marker-style-name="T27"><text:span text:style-name="T27">Basic Health Assessment (Health Behaviour info / Blood pressure / BMI / Cholesterol / Blood glucose)</text:span><text:span text:style-name="T27"/></text:p>
      <text:p text:style-name="No_20_Spacing" loext:marker-style-name="T27"><text:span text:style-name="T27">Chiropractic</text:span><text:span text:style-name="T27"/></text:p>
      <text:p text:style-name="No_20_Spacing" loext:marker-style-name="T27"><text:span text:style-name="T27">Physiotherapy</text:span></text:p>
      <text:p text:style-name="No_20_Spacing" loext:marker-style-name="T27"><text:span text:style-name="T27">Therapeutic Massage</text:span><text:span text:style-name="T27"/></text:p>
      <text:p text:style-name="No_20_Spacing" loext:marker-style-name="T27"><text:span text:style-name="T27">Reflexology</text:span></text:p>
      <text:p text:style-name="No_20_Spacing" loext:marker-style-name="T27"><text:span text:style-name="T27">Breathing, Meditation and Qigong</text:span><text:span text:style-name="T27"/></text:p>
      <text:p text:style-name="P33" loext:marker-style-name="T27"/>
      <text:p text:style-name="No_20_Spacing" loext:marker-style-name="T27"><text:span text:style-name="T27">We can also provide Basic First Aid in our workshop program. </text:span><text:span text:style-name="T27"/></text:p>
      <text:p text:style-name="No_20_Spacing" loext:marker-style-name="T27"><text:span text:style-name="T2">First Aid in the workplace</text:span> – Taught by a certified instructor our first aid course will deliver basic and practical first aid training. <text:span text:style-name="T27">In work settings, first aid refers to the urgent, temporary care given to a person immediately after an injury occurs. It utilizes emergency aid measures to stabilize the employee’s condition while waiting for a healthcare provider to arrive. It can prevent accidents and injuries from getting worse and ultimately save lives. </text:span></text:p>
      <text:p text:style-name="P33" loext:marker-style-name="T27"/>
      <text:p text:style-name="No_20_Spacing" loext:marker-style-name="T27"><text:span text:style-name="T27">The program can be tailored to company requirements and goals.</text:span><text:span text:style-name="T27"/></text:p>
      <text:p text:style-name="P26" loext:marker-style-name="T2"/>
      <text:p text:style-name="P26" loext:marker-style-name="T2"/>
      <text:p text:style-name="No_20_Spacing" loext:marker-style-name="T2"><text:span text:style-name="T2">Diabetes and Weight loss program</text:span><text:span text:style-name="T2"/></text:p>
      <text:p text:style-name="No_20_Spacing" loext:marker-style-name="T2"><text:span text:style-name="T2">Untreated Chronic high blood sugar shortens your lifespan and reduces your quality of life. </text:span><text:span text:style-name="T2"/></text:p>
      <text:p text:style-name="No_20_Spacing" loext:marker-style-name="T2"><text:span text:style-name="T2"> </text:span><text:span text:style-name="T2"/></text:p>
      <text:p text:style-name="No_20_Spacing"><text:soft-page-break/>Back 2 Health has designed a course for people with Type II Diabetes and Prediabetes to aid in a greater understanding of your diabetes status and give you the tools to be as healthy as possible. The course aims to provide patients with a good foundation and practical skills to begin self-management of their diabetes. It empowers them to self-manage by providing a working understanding of their illness and through addressing issues around the initiation and sustaining of motivation</text:p>
      <text:p text:style-name="No_20_Spacing">It is also useful as a weight loss program for those suffering from obesity.</text:p>
      <text:p text:style-name="No_20_Spacing">The program may aid in reduction of cholesterol levels.</text:p>
      <text:p text:style-name="No_20_Spacing">Ultimately the course will improve overall health parameters for the majority.</text:p>
      <text:p text:style-name="No_20_Spacing"/>
      <text:p text:style-name="No_20_Spacing" loext:marker-style-name="T2"><text:span text:style-name="T2"> </text:span><text:span text:style-name="T2"/></text:p>
      <text:p text:style-name="No_20_Spacing" loext:marker-style-name="T20"><text:span text:style-name="T20">Who can join?</text:span><text:span text:style-name="T20"/></text:p>
      <text:p text:style-name="No_20_Spacing">Anyone. Those with Prediabetes or recently diagnosed diabetes are most likely to go into remission. However anyone with Type II Diabetes could realise decreases in diabetes markers and reduction in need for medication. It may also be useful for anyone with predisposing factors (age, family history, obesity). </text:p>
      <text:p text:style-name="No_20_Spacing"/>
      <text:p text:style-name="No_20_Spacing" loext:marker-style-name="T20"><text:span text:style-name="T20">How does it work?</text:span><text:span text:style-name="T20"/></text:p>
      <text:p text:style-name="No_20_Spacing" loext:marker-style-name="T20">The course will take place in groups as it is suggested that having peers to share the experience improves outcomes. Groups of up to 10 people will meet with the course leader weekly where there will be an educational presentation and a group discussion as well as individual assessment and instruction <text:span text:style-name="T20"/></text:p>
      <text:p text:style-name="No_20_Spacing"> </text:p>
      <text:p text:style-name="No_20_Spacing" loext:marker-style-name="T20"><text:span text:style-name="T20">Goals of the course</text:span><text:span text:style-name="T20"/></text:p>
      <text:p text:style-name="No_20_Spacing" loext:marker-style-name="T20">Improving knowledge, health beliefs and lifestyle changes.<text:span text:style-name="T20"/></text:p>
      <text:p text:style-name="No_20_Spacing">Improving patient outcomes - weight, Diabetes status(HbA1c), lipid levels and psychosocial changes, such as quality of life and levels of depression.</text:p>
      <text:p text:style-name="No_20_Spacing">Improving levels of physical activity.</text:p>
      <text:p text:style-name="No_20_Spacing">Reducing the need for medication.</text:p>
      <text:p text:style-name="No_20_Spacing"> </text:p>
      <text:p text:style-name="P34">NON PROFIT COLLABORATION</text:p>
      <text:p text:style-name="P35"><text:span text:style-name="T29">t </text:span></text:p>
      <text:p text:style-name="P36">Our clinicians are all involved with a non-profit organisation located in Jinja, Uganda. Where we give back our time and expertise. </text:p>
      <text:p text:style-name="P37">Hand Back Health is a small non-profit organisation dedicated to providing accessible and affordable holistic healthcare in the form of CHIROPRACTIC and PHYSIOTHERAPY services to the local underserved population for whom healthcare is often unaffordable. Even in those areas where healthcare is available, musculoskeletal conditions are often neglected and the population are left with little choice but to resort to drugs and surgery. Hand Back Health provides a specialised healthcare service to the vulnerable local population. </text:p>
      <text:p text:style-name="P38">Hand Back Health is the first organisation of its kind in Uganda and has been providing services since its inception in 2017. Our goal remains to provide safe, effective, drug free treatment to those in need.</text:p>
      <text:p text:style-name="P39">WE NEED YOUR HELP to bring our newest project to fruition</text:p>
      <text:p text:style-name="P37" loext:marker-style-name="T2"><text:span text:style-name="T2">Massage training centre for Blind girls and women</text:span></text:p>
      <text:p text:style-name="P37" loext:marker-style-name="T15"><text:span text:style-name="T15">Hand Back Health is piloting an economic empowerment project to skill young adult females with visual impairment in professional massage therapy rendering them highly employable and leading to economic independence. </text:span></text:p>
      <text:p text:style-name="P37" loext:marker-style-name="T15"><text:soft-page-break/><text:span text:style-name="T15">The project will focus on young adult women with visual impairment due to the inherent difficulties for this portion of the population to gain employment. A person with a disability is almost twice as likely to be unemployed and women are at an even greater disadvantage. This pilot project aims to increase employment opportunities for visually impaired women by providing vocational training in a skill that is applicable to their disability, provides a multitude of employment and self-employed possibilities whilst also providing a community wellness service need. </text:span></text:p>
      <text:p text:style-name="P40"/>
      <text:p text:style-name="P26" loext:marker-style-name="T2"/>
      <text:p text:style-name="P26" loext:marker-style-name="T2">Contact and Location</text:p>
      <text:p text:style-name="P26" loext:marker-style-name="T2"/>
      <text:p text:style-name="P41" loext:marker-style-name="T2">Data form</text:p>
      <text:p text:style-name="No_20_Spacing"/>
      <text:p text:style-name="No_20_Spacing">Call our front desk: 0758 </text:p>
      <text:p text:style-name="No_20_Spacing"/>
      <text:p text:style-name="No_20_Spacing">Email: back2healthug@gmail.com</text:p>
      <text:p text:style-name="No_20_Spacing"/>
      <text:p text:style-name="No_20_Spacing"><text:span text:style-name="T30">Two Prime </text:span>Location<text:span text:style-name="T30">s</text:span></text:p>
      <text:p text:style-name="No_20_Spacing">Convenient central location in Bukoto, Kampala – <text:span text:style-name="T31">Dr Sarah</text:span></text:p>
      <text:p text:style-name="P42">Entebbe – <text:span text:style-name="T31">Dr Gregg <text:s/>or <text:s/>Dr Sarah</text:span></text:p>
      <text:p text:style-name="No_20_Spacing"/>
      <text:p text:style-name="No_20_Spacing"/>
      <text:p text:style-name="No_20_Spacing"/>
      <text:p text:style-name="No_20_Spacing"/>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alibri1" fo:font-family="Calibri" style:font-family-generic="swiss" style:font-pitch="variable"/>
    </style:style>
    <style:style style:name="ListLabel_20_2" style:display-name="ListLabel 2" style:family="text">
      <style:text-properties style:font-name="Calibri1" fo:font-family="Calibri" style:font-family-generic="swiss" style:font-pitch="variable"/>
    </style:style>
    <style:style style:name="ListLabel_20_3" style:display-name="ListLabel 3" style:family="text">
      <style:text-properties style:font-name="Calibri1" fo:font-family="Calibri" style:font-family-generic="swiss" style:font-pitch="variable"/>
    </style:style>
    <style:style style:name="ListLabel_20_4" style:display-name="ListLabel 4" style:family="text">
      <style:text-properties style:font-name="Calibri1" fo:font-family="Calibri" style:font-family-generic="swiss" style:font-pitch="variable"/>
    </style:style>
    <style:style style:name="ListLabel_20_5" style:display-name="ListLabel 5" style:family="text">
      <style:text-properties style:font-name="Calibri1" fo:font-family="Calibri" style:font-family-generic="swiss" style:font-pitch="variable"/>
    </style:style>
    <style:style style:name="ListLabel_20_6" style:display-name="ListLabel 6" style:family="text">
      <style:text-properties style:font-name="Calibri1" fo:font-family="Calibri" style:font-family-generic="swiss" style:font-pitch="variable"/>
    </style:style>
    <style:style style:name="ListLabel_20_7" style:display-name="ListLabel 7" style:family="text">
      <style:text-properties style:font-name="Calibri1" fo:font-family="Calibri" style:font-family-generic="swiss" style:font-pitch="variable"/>
    </style:style>
    <style:style style:name="ListLabel_20_8" style:display-name="ListLabel 8" style:family="text">
      <style:text-properties style:font-name="Calibri1" fo:font-family="Calibri" style:font-family-generic="swiss" style:font-pitch="variable"/>
    </style:style>
    <style:style style:name="ListLabel_20_9" style:display-name="ListLabel 9" style:family="text">
      <style:text-properties style:font-name="Calibri1" fo:font-family="Calibri"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arah Chiro</meta:initial-creator>
    <meta:editing-cycles>28</meta:editing-cycles>
    <meta:creation-date>2023-11-01T12:52:00</meta:creation-date>
    <dc:date>2025-07-16T11:24:48.649331600</dc:date>
    <meta:editing-duration>P2DT11H46M39S</meta:editing-duration>
    <meta:generator>LibreOffice/25.2.4.3$Windows_X86_64 LibreOffice_project/33e196637044ead23f5c3226cde09b47731f7e27</meta:generator>
    <meta:document-statistic meta:table-count="0" meta:image-count="0" meta:object-count="0" meta:page-count="11" meta:paragraph-count="238" meta:word-count="3946" meta:character-count="26351" meta:non-whitespace-character-count="22496"/>
    <meta:user-defined meta:name="AppVersion">16.0000</meta:user-defined>
    <meta:template xlink:type="simple" xlink:actuate="onRequest" xlink:title="Normal" xlink:href=""/>
  </office:meta>
</office:document-meta>
</file>